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T1" style:family="text">
      <style:text-properties officeooo:rsid="001985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Attivi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Monete</text:p>
          </table:table-cell>
          <table:table-cell table:style-name="Table2.A1" office:value-type="string">
            <text:p text:style-name="P4">Monete previste per lo svolgimento dell’attività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Punteggio</text:p>
          </table:table-cell>
          <table:table-cell table:style-name="Table2.A1" office:value-type="string">
            <text:p text:style-name="P4">Punteggio minimo dell’attività per raccogliere le monete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’attività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<text:soft-page-break/>mentan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10T09:54:03.399413094</dc:date>
    <meta:editing-duration>PT9M34S</meta:editing-duration>
    <meta:editing-cycles>2</meta:editing-cycles>
    <meta:document-statistic meta:table-count="2" meta:image-count="0" meta:object-count="0" meta:page-count="2" meta:paragraph-count="43" meta:word-count="70" meta:character-count="484" meta:non-whitespace-character-count="457"/>
  </office:meta>
</office:document-meta>
</file>